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ykres" table:style-name="ta1">
        <table:shapes>
          <draw:frame draw:z-index="0" draw:style-name="gr1" draw:text-style-name="P1" svg:width="6.2988in" svg:height="3.5429in" svg:x="2.0189in" svg:y="0.0394in">
            <draw:object draw:notify-on-update-of-ranges="wykres.B1:wykres.B1 wykres.B2:wykres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Średnia temperatu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4" calcext:value-type="float">
            <text:p>1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56" calcext:value-type="float">
            <text:p>13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22" calcext:value-type="float">
            <text:p>22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3" calcext:value-type="float">
            <text:p>16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3" calcext:value-type="float">
            <text:p>15.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54" calcext:value-type="float">
            <text:p>15.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8T17:12:56.751573012</dc:date>
    <meta:editing-duration>PT1M58S</meta:editing-duration>
    <meta:editing-cycles>1</meta:editing-cycles>
    <meta:document-statistic meta:table-count="1" meta:cell-count="2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Średnie wartości temperatury</text:p>
        </chart:title>
        <chart:legend chart:legend-position="end" svg:x="12.149cm" svg:y="4.201cm" style:legend-expansion="high" chart:style-name="ch3"/>
        <chart:plot-area chart:style-name="ch4" table:cell-range-address="wykres.B1:wykres.B13" chart:data-source-has-labels="row" svg:x="1.331cm" svg:y="1.275cm" svg:width="10.498cm" svg:height="6.564cm">
          <chart:coordinate-region svg:x="1.952cm" svg:y="1.474cm" svg:width="9.877cm" svg:height="5.718cm"/>
          <chart:axis chart:dimension="x" chart:name="primary-x" chart:style-name="ch5">
            <chart:title svg:x="5.967cm" svg:y="8.019cm" chart:style-name="ch6">
              <text:p>Miesiąc</text:p>
            </chart:title>
          </chart:axis>
          <chart:axis chart:dimension="y" chart:name="primary-y" chart:style-name="ch7">
            <chart:title svg:x="0.451cm" svg:y="6.096cm" chart:style-name="ch8">
              <text:p>Średnia temperatura</text:p>
            </chart:title>
            <chart:grid chart:style-name="ch9" chart:class="major"/>
          </chart:axis>
          <chart:series chart:style-name="ch10" chart:values-cell-range-address="wykres.B2:wykres.B13" chart:label-cell-address="wykres.B1:wykres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temperatura</text:p>
                <draw:g>
                  <svg:desc>wykres.B1:wykr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1">
                <text:p>0.91</text:p>
                <draw:g>
                  <svg:desc>wykres.B2:wykres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6">
                <text:p>13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54">
                <text:p>14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22">
                <text:p>22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23">
                <text:p>22.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3">
                <text:p>15.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54">
                <text:p>15.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